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seoSans300" svg:font-family="MuseoSans300, 'Helvetica Neue'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03030" style:font-name="MuseoSans300" fo:font-size="13.5pt" fo:letter-spacing="normal" fo:font-style="normal" fo:font-weight="bol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ce393" officeooo:paragraph-rsid="001ce393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Heading_20_4">
      <style:text-properties officeooo:rsid="001ce393" officeooo:paragraph-rsid="001ce39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>Sjekk referanser til vedegg!:</text:h>
      <text:p text:style-name="P4"><text:tab/>\sodee (di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useoSans300" svg:font-family="MuseoSans300, 'Helvetica Neue'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9:32:06.026325140</meta:creation-date>
    <dc:date>2017-04-26T22:52:52.970673300</dc:date>
    <meta:editing-duration>PT5H32M2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" meta:word-count="6" meta:character-count="42" meta:non-whitespace-character-count="37"/>
  </office:meta>
</office:document-meta>
</file>